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32000000258931F8343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outline1">
      <style:graphic-properties draw:fill-color="#ffffff" fo:min-height="12.978cm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2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family="Arial" style:font-family-generic="swiss" style:font-pitch="variable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2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3" style:family="paragraph">
      <style:paragraph-properties fo:margin-left="0.948cm" fo:margin-right="0cm" fo:text-indent="-0.948cm"/>
    </style:style>
    <style:style style:name="P14" style:family="paragraph">
      <style:paragraph-properties text:enable-numbering="false" fo:margin-left="0.948cm" fo:margin-right="0cm" fo:text-indent="-0.948cm"/>
    </style:style>
    <style:style style:name="P15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line-height="105%" fo:text-indent="0cm"/>
    </style:style>
    <style:style style:name="P18" style:family="paragraph">
      <style:paragraph-properties text:enable-numbering="false" fo:margin-left="0cm" fo:margin-right="0cm" fo:line-height="105%" fo:text-indent="0cm" style:writing-mode="lr-tb"/>
    </style:style>
    <style:style style:name="P19" style:family="paragraph">
      <style:paragraph-properties text:enable-numbering="false" fo:margin-left="0cm" fo:margin-right="0cm" fo:line-height="105%" fo:text-indent="0cm" style:writing-mode="lr-tb"/>
      <style:text-properties fo:font-family="'Courier New'" style:font-family-generic="modern" style:font-pitch="fixed" fo:font-size="18pt" style:font-size-asian="18pt" style:font-size-complex="18pt"/>
    </style:style>
    <style:style style:name="P20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2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3" style:family="paragraph">
      <style:paragraph-properties text:enable-numbering="false" fo:margin-left="0cm" fo:margin-right="0cm" fo:line-height="105%" fo:text-indent="0cm" style:writing-mode="lr-tb"/>
      <style:text-properties fo:font-size="24pt"/>
    </style:style>
    <style:style style:name="P24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5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9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30" style:family="paragraph">
      <style:paragraph-properties fo:margin-left="0.948cm" fo:margin-right="0cm" fo:text-indent="-0.948cm"/>
      <style:text-properties fo:font-size="30pt" style:font-size-asian="30pt" style:font-size-complex="30pt"/>
    </style:style>
    <style:style style:name="P31" style:family="paragraph">
      <style:paragraph-properties fo:margin-left="0.948cm" fo:margin-right="0cm" fo:text-indent="-0.948cm"/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5" style:family="paragraph">
      <style:paragraph-properties fo:margin-left="0.948cm" fo:margin-right="0cm" fo:text-indent="-0.948cm" style:writing-mode="lr-tb"/>
    </style:style>
    <style:style style:name="P36" style:family="paragraph">
      <style:paragraph-properties text:enable-numbering="true" fo:margin-left="0.948cm" fo:margin-right="0cm" fo:text-indent="-0.948cm"/>
      <style:text-properties fo:font-size="24pt" style:font-size-asian="24pt" style:font-size-complex="24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9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8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9" style:family="text">
      <style:text-properties fo:font-size="30pt" style:font-size-asian="30pt" style:font-size-complex="3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'Courier New'" style:font-family-generic="modern" style:font-pitch="fixed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2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8.8cm" svg:height="1.352cm" svg:x="8.3cm" svg:y="8.149cm">
          <draw:text-box>
            <text:p text:style-name="P3"><text:span text:style-name="T2">Scalar data types</text:span></text:p>
          </draw:text-box>
        </draw:frame>
        <draw:custom-shape draw:style-name="gr2" draw:text-style-name="P6" draw:layer="layout" svg:width="9.565cm" svg:height="1.495cm" svg:x="1.308cm" svg:y="13.529cm">
          <text:p text:style-name="P5"><text:span text:style-name="T3">Krasimir Berov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84cm" svg:height="1.907cm" svg:x="1.407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0"><text:span text:style-name="T5">Contents</text:span></text:p>
          </draw:text-box>
        </draw:frame>
        <draw:frame presentation:style-name="pr4" draw:text-style-name="P12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1"><text:span text:style-name="T6">Perl variables/data types</text:span></text:p>
              </text:list-item>
              <text:list-item>
                <text:p text:style-name="P11"><text:span text:style-name="T6">Numeric operators</text:span></text:p>
              </text:list-item>
              <text:list-item>
                <text:p text:style-name="P11"><text:span text:style-name="T6">String operators</text:span></text:p>
              </text:list-item>
              <text:list-item>
                <text:p text:style-name="P11"><text:span text:style-name="T6">Scalar functions (summary)</text:span></text:p>
              </text:list-item>
              <text:list-item>
                <text:p text:style-name="P11"><text:span text:style-name="T6">Undefined quantities</text:span></text:p>
              </text:list-item>
              <text:list-item>
                <text:p text:style-name="P11"><text:span text:style-name="T6">Type-casting in Perl?</text:span></text:p>
              </text:list-item>
              <text:list-item>
                <text:p text:style-name="P11"><text:span text:style-name="T6">References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Perl variable/data type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p text:style-name="P13">Perl has three main variable types: </text:p>
            <text:list text:style-name="L4">
              <text:list-item>
                <text:list>
                  <text:list-item>
                    <text:p text:style-name="P9">scalars</text:p>
                  </text:list-item>
                  <text:list-item>
                    <text:p text:style-name="P9">arrays</text:p>
                  </text:list-item>
                  <text:list-item>
                    <text:p text:style-name="P9">hashes</text:p>
                  </text:list-item>
                </text:list>
              </text:list-item>
            </text:list>
            <text:p text:style-name="P13">... Plus two additional:</text:p>
            <text:list text:continue-numbering="true" text:style-name="L4">
              <text:list-item>
                <text:list>
                  <text:list-item>
                    <text:p text:style-name="P9">typeglobs</text:p>
                  </text:list-item>
                  <text:list-item>
                    <text:p text:style-name="P9">filehandles</text:p>
                  </text:list-item>
                </text:list>
              </text:list-item>
            </text:list>
            <text:p text:style-name="P13"><text:span text:style-name="T7">See: perlintro, perldata</text:span></text:p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Variable nam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Values are usually referred to by name, or through a named reference.</text:span></text:p>
              </text:list-item>
              <text:list-item>
                <text:p text:style-name="P9"><text:span text:style-name="T7">The first character tells you to what sort/type of data structure it refers ($,@,%).</text:span></text:p>
              </text:list-item>
              <text:list-item>
                <text:p text:style-name="P9"><text:span text:style-name="T7">The rest is the name of the particular value to which it refers. </text:span></text:p>
              </text:list-item>
              <text:list-item>
                <text:p text:style-name="P9"><text:span text:style-name="T7">Usually this name is a single identifier – a string beginning with a letter or underscore, and containing letters, underscores, and digits.</text:span></text:p>
              </text:list-item>
              <text:list-item>
                <text:p text:style-name="P9"><text:span text:style-name="T7">It may be also a chain of identifiers, separated by :: (see perlmod/Packages, perlref). 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Perl Scala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A scalar can contain a single string (of any size, limited only by the available memory), number, or a reference to something (see perlref).</text:span></text:p>
              </text:list-item>
              <text:list-item>
                <text:p text:style-name="P9"><text:span text:style-name="T7">There are also a number of "magic" scalars with names that look like punctuation or line noise ($_, $/, $] ...).</text:span></text:p>
              </text:list-item>
            </text:list>
          </draw:text-box>
        </draw:frame>
        <draw:custom-shape draw:style-name="gr6" draw:text-style-name="P18" draw:layer="layout" svg:width="21.603cm" svg:height="7.921cm" svg:x="1.699cm" svg:y="10.5cm">
          <text:p text:style-name="P17"><text:span text:style-name="T8">my $animal = "camel";</text:span></text:p>
          <text:p text:style-name="P17"><text:span text:style-name="T8">my $answer = 22;</text:span></text:p>
          <text:p text:style-name="P17"><text:span text:style-name="T8">print "Me: <text:s text:c="3"/>Hello $animal! How old are you?\n";</text:span></text:p>
          <text:p text:style-name="P17"><text:span text:style-name="T8">print "$animal: $answer.$/";</text:span></text:p>
          <text:p text:style-name="P17"><text:span text:style-name="T8">print '-'x 20, $/;</text:span></text:p>
          <text:p text:style-name="P17"><text:span text:style-name="T8">print 'Named reference: ',${animal},$/;</text:span></text:p>
          <text:p text:style-name="P17"><text:span text:style-name="T8">$Other::animal = 'llama';</text:span></text:p>
          <text:p text:style-name="P17"><text:span text:style-name="T8">print "From package 'Other': $Other::animal\n";</text:span></text:p>
          <text:p text:style-name="P17"><text:span text:style-name="T8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Perl Array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Arrays are ordered lists of scalars indexed by number, starting with 0.</text:p>
              </text:list-item>
            </text:list>
          </draw:text-box>
        </draw:frame>
        <draw:custom-shape draw:style-name="gr7" draw:text-style-name="P19" draw:layer="layout" svg:width="21.8cm" svg:height="6cm" svg:x="1.7cm" svg:y="10cm">
          <text:p text:style-name="P17"><text:span text:style-name="T9">my @animals = ("camel", "llama", "пиле");</text:span></text:p>
          <text:p text:style-name="P17"><text:span text:style-name="T9">my @numbers = (23, 42, 69);</text:span></text:p>
          <text:p text:style-name="P17"><text:span text:style-name="T9">my @mixed <text:s text:c="2"/>= ("camel", 42, 1.23);</text:span></text:p>
          <text:p text:style-name="P17"><text:span text:style-name="T9">print @animals .$/;#what the...;) scalar context</text:span></text:p>
          <text:p text:style-name="P17"><text:span text:style-name="T9">print "@animals" . $/;#interpolated array</text:span></text:p>
          <text:p text:style-name="P17"><text:span text:style-name="T9">print "@animals @numbers" . $/;#interpolated arrays</text:span></text:p>
          <text:p text:style-name="P17"><text:span text:style-name="T9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Perl Has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Hashes are unordered collections of scalar values indexed by their associated string key.</text:p>
              </text:list-item>
            </text:list>
          </draw:text-box>
        </draw:frame>
        <draw:custom-shape draw:style-name="gr8" draw:text-style-name="P20" draw:layer="layout" svg:width="22.3cm" svg:height="7.485cm" svg:x="1.7cm" svg:y="10cm">
          <text:p text:style-name="P17"><text:span text:style-name="T9">my %fruit_colors = (</text:span></text:p>
          <text:p text:style-name="P17"><text:span text:style-name="T9"><text:s text:c="4"/></text:span><text:span text:style-name="T9">apple <text:s/>=&gt; "red",</text:span></text:p>
          <text:p text:style-name="P17"><text:span text:style-name="T9"><text:s text:c="4"/></text:span><text:span text:style-name="T9">banana =&gt; "yellow",</text:span></text:p>
          <text:p text:style-name="P17"><text:span text:style-name="T9">);</text:span></text:p>
          <text:p text:style-name="P17"><text:span text:style-name="T9">print </text:span></text:p>
          <text:p text:style-name="P17"><text:span text:style-name="T9"><text:s text:c="4"/></text:span><text:span text:style-name="T9">map { "$_ =&gt; $fruit_colors{$_}\n" } </text:span></text:p>
          <text:p text:style-name="P17"><text:span text:style-name="T9"><text:s text:c="8"/></text:span><text:span text:style-name="T9">sort</text:span></text:p>
          <text:p text:style-name="P17"><text:span text:style-name="T9"><text:s text:c="12"/></text:span><text:span text:style-name="T9">keys %fruit_colors;</text:span></text:p>
          <text:p text:style-name="P17"><text:span text:style-name="T9">print "%fruit_colors\n"; #hashes can NOT be interpolate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office:forms form:automatic-focus="false" form:apply-design-mode="false"/>
        <draw:frame presentation:style-name="pr8" draw:text-style-name="P3" draw:layer="layout" svg:width="22.859cm" svg:height="3.18cm" svg:x="1.27cm" svg:y="0.759cm" presentation:class="title">
          <draw:text-box>
            <text:p text:style-name="P3">Back to Scalars?!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43cm" svg:height="10.66cm" svg:x="2.887cm" svg:y="2.16cm" draw:page-number="8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Scalar values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0">All data in Perl is a scalar, an array of scalars, or a hash of scalars.</text:span></text:p>
              </text:list-item>
              <text:list-item>
                <text:p text:style-name="P9"><text:span text:style-name="T10">A scalar may contain one single value which is:</text:span></text:p>
                <text:list>
                  <text:list-item>
                    <text:p text:style-name="P9"><text:span text:style-name="T11">String</text:span></text:p>
                  </text:list-item>
                  <text:list-item>
                    <text:p text:style-name="P9"><text:span text:style-name="T11">Number</text:span></text:p>
                  </text:list-item>
                  <text:list-item>
                    <text:p text:style-name="P9"><text:span text:style-name="T11">Reference (more later)</text:span></text:p>
                  </text:list-item>
                  <text:list-item>
                    <text:p text:style-name="P9"><text:span text:style-name="T11">Filehandle (another time (I/O) )</text:span></text:p>
                  </text:list-item>
                </text:list>
              </text:list-item>
              <text:list-item>
                <text:p text:style-name="P9"><text:span text:style-name="T10">Conversion from one form to another is transparent</text:span></text:p>
              </text:list-item>
              <text:list-item>
                <text:p text:style-name="P9"><text:span text:style-name="T10">Scalar values are by default undefined.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5" draw:text-style-name="P22" draw:layer="layout" svg:width="17.599cm" svg:height="3.023cm" svg:x="7.099cm" svg:y="-0.05cm" presentation:class="title" presentation:user-transformed="true">
          <draw:text-box>
            <text:p text:style-name="P9"><text:span text:style-name="T12">What are scalars (revisited)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A scalar is a single string, number, or a reference to something.</text:p>
              </text:list-item>
              <text:list-item>
                <text:p text:style-name="P9">A scalar value is interpreted as TRUE in the Boolean sense if it is not the null string or the number 0 (or its string equivalent, "0").</text:p>
              </text:list-item>
            </text:list>
          </draw:text-box>
        </draw:frame>
        <draw:custom-shape draw:style-name="gr9" draw:text-style-name="P20" draw:layer="layout" svg:width="22.3cm" svg:height="4.145cm" svg:x="1.7cm" svg:y="12.3cm">
          <text:p text:style-name="P17"><text:span text:style-name="T9">#try this on the commandline</text:span></text:p>
          <text:p text:style-name="P17"><text:span text:style-name="T9">&gt;perl -e 'print "true\n" if "0" '</text:span></text:p>
          <text:p text:style-name="P17"><text:span text:style-name="T9">&gt;perl -e 'print "false\n" unless "0" '</text:span></text:p>
          <text:p text:style-name="P17"><text:span text:style-name="T9">&gt;...</text:span></text:p>
          <text:p text:style-name="P17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5" draw:text-style-name="P22" draw:layer="layout" svg:width="17.599cm" svg:height="3.023cm" svg:x="7.099cm" svg:y="-0.05cm" presentation:class="title" presentation:user-transformed="true">
          <draw:text-box>
            <text:p text:style-name="P9"><text:span text:style-name="T12">Scalar functions or operators?</text:span>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0">Many of the built-in functions in Perl are referred often to as named operators</text:span></text:p>
              </text:list-item>
              <text:list-item>
                <text:p text:style-name="P9"><text:span text:style-name="T10">There are several categories depending on the usage, type of <text:s/>manipulated or produced data, etc.</text:span></text:p>
              </text:list-item>
              <text:list-item>
                <text:p text:style-name="P9"><text:span text:style-name="T10">For example:</text:span></text:p>
                <text:list>
                  <text:list-item>
                    <text:p text:style-name="P9"><text:span text:style-name="T11">Functions for SCALARs or strings</text:span></text:p>
                  </text:list-item>
                  <text:list-item>
                    <text:p text:style-name="P9"><text:span text:style-name="T11">Numeric functions</text:span></text:p>
                  </text:list-item>
                  <text:list-item>
                    <text:p text:style-name="P9"><text:span text:style-name="T11">Regular expressions and pattern matching...</text:span></text:p>
                  </text:list-item>
                </text:list>
              </text:list-item>
              <text:list-item>
                <text:p text:style-name="P9"><text:span text:style-name="T11">One function/operator may fall in one or more categories depending on the context.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1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Assignment operator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The most common operation on a scalar (or array, or hash) variable is assignment.</text:p>
              </text:list-item>
              <text:list-item>
                <text:p text:style-name="P9">This way we give a value to a variable.</text:p>
              </text:list-item>
              <text:list-item>
                <text:p text:style-name="P9">This way we give a name to a literal value.</text:p>
              </text:list-item>
            </text:list>
          </draw:text-box>
        </draw:frame>
        <draw:custom-shape draw:style-name="gr10" draw:text-style-name="P23" draw:layer="layout" svg:width="21.5cm" svg:height="2.5cm" svg:x="2cm" svg:y="14.5cm">
          <text:p text:style-name="P17"><text:span text:style-name="T8">my $name = 'Larry Wall';</text:span></text:p>
          <text:p text:style-name="P17"><text:span text:style-name="T8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Numeric operator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Named operators (functions) that act on numbers and <text:s/>produce numbers</text:p>
                <text:list>
                  <text:list-item>
                    <text:p text:style-name="P9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Numeric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abs VALUE</text:span><text:span text:style-name="T7"><text:line-break/></text:span><text:span text:style-name="T7">abs</text:span><text:span text:style-name="T7"><text:line-break/></text:span><text:span text:style-name="T7">Returns the absolute value of its argument. If VALUE is omitted, uses $_.</text:span></text:p>
              </text:list-item>
              <text:list-item>
                <text:p text:style-name="P9"><text:span text:style-name="T7">See perlfunc/abs</text:span></text:p>
              </text:list-item>
            </text:list>
          </draw:text-box>
        </draw:frame>
        <draw:custom-shape draw:style-name="gr11" draw:text-style-name="P18" draw:layer="layout" svg:width="21.603cm" svg:height="2.881cm" svg:x="1.7cm" svg:y="11.856cm">
          <text:p text:style-name="P17"><text:span text:style-name="T8">my $answer = -22;</text:span></text:p>
          <text:p text:style-name="P17"><text:span text:style-name="T8">print abs $answer;</text:span></text:p>
          <text:p text:style-name="P17"><text:span text:style-name="T8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Numeric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hex EXPR</text:span><text:span text:style-name="T7"><text:line-break/></text:span><text:span text:style-name="T7">hex </text:span><text:span text:style-name="T7"><text:line-break/></text:span><text:span text:style-name="T7">Interprets EXPR as a hex string and returns the decimal value. (To convert strings that might start with either 0, 0x, or 0b, see oct.) If EXPR is omitted, uses $_.</text:span></text:p>
              </text:list-item>
              <text:list-item>
                <text:p text:style-name="P9"><text:span text:style-name="T7">To present something as hex, look into printf, sprintf, or unpack.</text:span></text:p>
              </text:list-item>
              <text:list-item>
                <text:p text:style-name="P9"><text:span text:style-name="T7">See perlfunc/hex</text:span></text:p>
              </text:list-item>
            </text:list>
          </draw:text-box>
        </draw:frame>
        <draw:custom-shape draw:style-name="gr12" draw:text-style-name="P23" draw:layer="layout" svg:width="21.5cm" svg:height="3.2cm" svg:x="2cm" svg:y="14.5cm">
          <text:p text:style-name="P17"><text:span text:style-name="T8">print hex '0xBf';</text:span></text:p>
          <text:p text:style-name="P17"><text:span text:style-name="T8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5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Numeric operators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1">oct EXPR</text:span><text:span text:style-name="T11"><text:line-break/></text:span><text:span text:style-name="T11">oct <text:s/></text:span><text:span text:style-name="T11"><text:line-break/></text:span><text:span text:style-name="T11">Interprets EXPR as an octal string and returns the corresponding value. </text:span></text:p>
                <text:list>
                  <text:list-item>
                    <text:p text:style-name="P24"><text:span text:style-name="T13">If EXPR starts off with 0x, interprets it as a hex string. </text:span></text:p>
                  </text:list-item>
                  <text:list-item>
                    <text:p text:style-name="P24"><text:span text:style-name="T13">If EXPR starts off with 0b, it is interpreted as a binary string. </text:span></text:p>
                  </text:list-item>
                  <text:list-item>
                    <text:p text:style-name="P24"><text:span text:style-name="T13">Leading whitespace is ignored in all three cases.</text:span></text:p>
                  </text:list-item>
                  <text:list-item>
                    <text:p text:style-name="P24"><text:span text:style-name="T13">If EXPR is omitted, uses $_. </text:span></text:p>
                  </text:list-item>
                  <text:list-item>
                    <text:p text:style-name="P24"><text:span text:style-name="T13">To go the other way (produce a number in octal), use sprintf() or printf()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21.603cm" svg:height="3.389cm" svg:x="1.897cm" svg:y="14.7cm">
          <text:p text:style-name="P17"><text:span text:style-name="T9">print( oct 0b10, $/);</text:span></text:p>
          <text:p text:style-name="P17"><text:span text:style-name="T9">print( oct '0xBf', $/);</text:span></text:p>
          <text:p text:style-name="P17"><text:span text:style-name="T9">print( oct '07', $/);</text:span></text:p>
          <text:p text:style-name="P17"><text:span text:style-name="T9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6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-0.05cm" presentation:class="title" presentation:user-transformed="true">
          <draw:text-box>
            <text:p text:style-name="P9">String operator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Named operators (functions) for SCALARs or strings</text:p>
                <text:list>
                  <text:list-item>
                    <text:p text:style-name="P9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String operators</text:p>
          </draw:text-box>
        </draw:frame>
        <draw:frame presentation:style-name="pr9" draw:text-style-name="P25" draw:layer="layout" svg:width="23.596cm" svg:height="9.882cm" svg:x="0.9cm" svg:y="3.522cm" presentation:class="outline" presentation:user-transformed="true">
          <draw:text-box>
            <text:list text:style-name="L4">
              <text:list-item>
                <text:p text:style-name="P9"><text:span text:style-name="T11">length EXPR</text:span><text:span text:style-name="T11"><text:line-break/></text:span><text:span text:style-name="T11">length</text:span><text:span text:style-name="T11"><text:line-break/></text:span><text:span text:style-name="T11">Returns the length in </text:span><text:span text:style-name="T14">characters</text:span><text:span text:style-name="T11"> of the value of EXPR. </text:span></text:p>
                <text:list>
                  <text:list-item>
                    <text:p text:style-name="P26"><text:span text:style-name="T13">If EXPR is omitted, returns length of $_. </text:span></text:p>
                  </text:list-item>
                  <text:list-item>
                    <text:p text:style-name="P26"><text:span text:style-name="T13">Cannot be used on an array or hash to find out how many elements these have. </text:span></text:p>
                  </text:list-item>
                  <text:list-item>
                    <text:p text:style-name="P26"><text:span text:style-name="T13">For that, use </text:span><text:span text:style-name="T15">scalar @array</text:span><text:span text:style-name="T13"> and </text:span><text:span text:style-name="T15">scalar keys %hash</text:span><text:span text:style-name="T13"> respectively.</text:span></text:p>
                  </text:list-item>
                  <text:list-item>
                    <text:p text:style-name="P26"><text:span text:style-name="T13">if the EXPR is in Unicode, you will get the number of characters, not the number of bytes</text:span></text:p>
                  </text:list-item>
                </text:list>
              </text:list-item>
            </text:list>
          </draw:text-box>
        </draw:frame>
        <draw:custom-shape draw:style-name="gr14" draw:text-style-name="P20" draw:layer="layout" svg:width="21.603cm" svg:height="4.901cm" svg:x="2cm" svg:y="13.207cm">
          <text:p text:style-name="P17"><text:span text:style-name="T9">use utf8;</text:span></text:p>
          <text:p text:style-name="P17"><text:span text:style-name="T9">print( length 'kniga' , $/);</text:span></text:p>
          <text:p text:style-name="P17"><text:span text:style-name="T9">use bytes;</text:span></text:p>
          <text:p text:style-name="P17"><text:span text:style-name="T9">print( length 'книга', $/);</text:span></text:p>
          <text:p text:style-name="P17"><text:span text:style-name="T9">no bytes;</text:span></text:p>
          <text:p text:style-name="P17"><text:span text:style-name="T9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8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String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chop VARIABLE</text:span><text:span text:style-name="T7"><text:line-break/></text:span><text:span text:style-name="T7">chop( LIST )</text:span><text:span text:style-name="T7"><text:line-break/></text:span><text:span text:style-name="T7">chop</text:span><text:span text:style-name="T7"><text:line-break/></text:span><text:span text:style-name="T16">Chops off the last character of a string and returns the character chopped. </text:span></text:p>
                <text:list>
                  <text:list-item>
                    <text:p text:style-name="P26"><text:span text:style-name="T13">If VARIABLE is omitted, chops $_. </text:span></text:p>
                  </text:list-item>
                  <text:list-item>
                    <text:p text:style-name="P26"><text:span text:style-name="T13">If VARIABLE is a hash, it chops the hash's values, but not its keys.</text:span></text:p>
                  </text:list-item>
                  <text:list-item>
                    <text:p text:style-name="P26"><text:span text:style-name="T13">If you chop a list, each element is chopped. Only the value of the last chop is returned.</text:span></text:p>
                  </text:list-item>
                </text:list>
              </text:list-item>
            </text:list>
          </draw:text-box>
        </draw:frame>
        <draw:custom-shape draw:style-name="gr15" draw:text-style-name="P20" draw:layer="layout" svg:width="21.603cm" svg:height="4.901cm" svg:x="2.001cm" svg:y="13.208cm">
          <text:p text:style-name="P17"><text:span text:style-name="T9">#!/usr/bin/perl -C</text:span></text:p>
          <text:p text:style-name="P17"><text:span text:style-name="T9">#binmode(STDOUT, ':encoding(cp866)');#on win32</text:span></text:p>
          <text:p text:style-name="P17"><text:span text:style-name="T9">use utf8; <text:s text:c="3"/></text:span></text:p>
          <text:p text:style-name="P17"><text:span text:style-name="T9">binmode(STDOUT, ':utf8');</text:span></text:p>
          <text:p text:style-name="P17"><text:span text:style-name="T9">my ($bob_latin, $bob_cyr) = ('bob', 'боб');</text:span></text:p>
          <text:p text:style-name="P17"><text:span text:style-name="T9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19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String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chomp VARIABLE</text:span><text:span text:style-name="T7"><text:line-break/></text:span><text:span text:style-name="T7">chomp( LIST )</text:span><text:span text:style-name="T7"><text:line-break/></text:span><text:span text:style-name="T7">chomp</text:span><text:span text:style-name="T7"><text:line-break/></text:span><text:span text:style-name="T11">Safer version of chop. </text:span></text:p>
                <text:list>
                  <text:list-item>
                    <text:p text:style-name="P27"><text:span text:style-name="T17">Removes any trailing string that corresponds to the current value of $/.</text:span></text:p>
                  </text:list-item>
                  <text:list-item>
                    <text:p text:style-name="P27"><text:span text:style-name="T17">Returns the total number of characters removed from all its arguments.</text:span></text:p>
                  </text:list-item>
                </text:list>
              </text:list-item>
            </text:list>
          </draw:text-box>
        </draw:frame>
        <draw:custom-shape draw:style-name="gr16" draw:text-style-name="P20" draw:layer="layout" svg:width="21.603cm" svg:height="5.657cm" svg:x="2cm" svg:y="12cm">
          <text:p text:style-name="P17"><text:span text:style-name="T9">#binmode(STDOUT, ':encoding(cp866)');#on win32</text:span></text:p>
          <text:p text:style-name="P17"><text:span text:style-name="T9">use utf8; <text:s text:c="3"/></text:span></text:p>
          <text:p text:style-name="P17"><text:span text:style-name="T9">binmode(STDOUT, ':utf8');</text:span></text:p>
          <text:p text:style-name="P17"><text:span text:style-name="T9">my ($bob_latin, $bob_cyr) = ("bob\n", "боб$/");</text:span></text:p>
          <text:p text:style-name="P17"><text:span text:style-name="T9">print( $bob_latin, $bob_cyr, $/ );</text:span></text:p>
          <text:p text:style-name="P17"><text:span text:style-name="T9">print( chomp($bob_latin,$bob_cyr) , $/ );</text:span></text:p>
          <text:p text:style-name="P17"><text:span text:style-name="T9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0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String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lc EXPR</text:span><text:span text:style-name="T7"><text:line-break/></text:span><text:span text:style-name="T7">lc</text:span><text:span text:style-name="T7"><text:line-break/></text:span><text:span text:style-name="T7">Returns a lowercased version of EXPR. If EXPR is omitted, uses $_.</text:span></text:p>
              </text:list-item>
              <text:list-item>
                <text:p text:style-name="P9"><text:span text:style-name="T7">uc EXPR</text:span><text:span text:style-name="T7"><text:line-break/></text:span><text:span text:style-name="T7">uc</text:span><text:span text:style-name="T7"><text:line-break/></text:span><text:span text:style-name="T7">Returns an uppercased version of EXPR. If EXPR is omitted, uses $_.</text:span></text:p>
              </text:list-item>
            </text:list>
          </draw:text-box>
        </draw:frame>
        <draw:custom-shape draw:style-name="gr17" draw:text-style-name="P20" draw:layer="layout" svg:width="21.603cm" svg:height="4.145cm" svg:x="2.002cm" svg:y="12.8cm">
          <text:p text:style-name="P17"><text:span text:style-name="T9">#binmode(STDOUT, ':encoding(cp866)');#on win32</text:span></text:p>
          <text:p text:style-name="P17"><text:span text:style-name="T9">use utf8; <text:s text:c="3"/></text:span></text:p>
          <text:p text:style-name="P17"><text:span text:style-name="T9">binmode(STDOUT, ':utf8');</text:span></text:p>
          <text:p text:style-name="P17"><text:span text:style-name="T9">my ($lcstr, $ucstr) = ("BOB\n", "боб$/");</text:span></text:p>
          <text:p text:style-name="P17"><text:span text:style-name="T9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1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Un/defined quantiti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undef <text:s text:c="3"/>=&gt; nothing, empty, void</text:p>
              </text:list-item>
              <text:list-item>
                <text:p text:style-name="P9">defined =&gt; something not undef :)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2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Un/defined quantiti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7">undef EXPR</text:span><text:span text:style-name="T7"><text:line-break/></text:span><text:span text:style-name="T7">undef</text:span><text:span text:style-name="T7"><text:line-break/></text:span><text:span text:style-name="T11">Undefines the value of EXPR, which must be an lvalue. </text:span></text:p>
                <text:list>
                  <text:list-item>
                    <text:p text:style-name="P9"><text:span text:style-name="T16">Use only on a scalar value, an array (using @), a hash (using %), a subroutine (using &amp;), or a typeglob (using *)...</text:span></text:p>
                  </text:list-item>
                  <text:list-item>
                    <text:p text:style-name="P9"><text:span text:style-name="T16">Always returns the undefined value.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1.603cm" svg:height="5.657cm" svg:x="2.002cm" svg:y="12.2cm">
          <text:p text:style-name="P17"><text:span text:style-name="T9">#use strict; use warnings; use diagnostics;</text:span></text:p>
          <text:p text:style-name="P17"><text:span text:style-name="T9">my $name;</text:span></text:p>
          <text:p text:style-name="P17"><text:span text:style-name="T9">print $name ,$/;</text:span></text:p>
          <text:p text:style-name="P17"><text:span text:style-name="T9">$name ="Larry";</text:span></text:p>
          <text:p text:style-name="P17"><text:span text:style-name="T9">print $name ,$/;</text:span></text:p>
          <text:p text:style-name="P17"><text:span text:style-name="T9">undef $name ;</text:span></text:p>
          <text:p text:style-name="P17"><text:span text:style-name="T9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3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5" draw:text-style-name="P9" draw:layer="layout" svg:width="17.599cm" svg:height="3.023cm" svg:x="7.099cm" svg:y="0cm" presentation:class="title" presentation:user-transformed="true">
          <draw:text-box>
            <text:p text:style-name="P9">Un/defined quantities</text:p>
          </draw:text-box>
        </draw:frame>
        <draw:frame presentation:style-name="pr6" draw:text-style-name="P2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1">defined EXPR</text:span><text:span text:style-name="T11"><text:line-break/></text:span><text:span text:style-name="T11">defined</text:span><text:span text:style-name="T11"><text:line-break/></text:span><text:span text:style-name="T16">Returns a Boolean value telling whether EXPR has a value other than the undefined value undef. </text:span></text:p>
                <text:list>
                  <text:list-item>
                    <text:p text:style-name="P28"><text:span text:style-name="T13">If EXPR is not present, $_ will be checked.</text:span></text:p>
                  </text:list-item>
                  <text:list-item>
                    <text:p text:style-name="P28"><text:span text:style-name="T13">Allows you to distinguish undef from other values. </text:span></text:p>
                  </text:list-item>
                  <text:list-item>
                    <text:p text:style-name="P28"><text:span text:style-name="T13">A simple Boolean test will not distinguish among undef, zero, the empty string, and "0", which are all equally false.</text:span></text:p>
                  </text:list-item>
                </text:list>
              </text:list-item>
            </text:list>
          </draw:text-box>
        </draw:frame>
        <draw:custom-shape draw:style-name="gr18" draw:text-style-name="P29" draw:layer="layout" svg:width="21.603cm" svg:height="6.4cm" svg:x="2.002cm" svg:y="12.2cm">
          <text:p text:style-name="P17"><text:span text:style-name="T18">my $data;</text:span></text:p>
          <text:p text:style-name="P17"><text:span text:style-name="T18">print $data if defined($data);</text:span></text:p>
          <text:p text:style-name="P17"><text:span text:style-name="T18">$data = 0;</text:span></text:p>
          <text:p text:style-name="P17"><text:span text:style-name="T18">print defined($data);</text:span></text:p>
          <text:p text:style-name="P17"><text:span text:style-name="T18">print <text:s/>$data if defined($data);</text:span></text:p>
          <text:p text:style-name="P17"><text:span text:style-name="T18">undef $data;</text:span></text:p>
          <text:p text:style-name="P17"><text:span text:style-name="T18">print defined($data);</text:span></text:p>
          <text:p text:style-name="P17"><text:span text:style-name="T18">$_ = 2;</text:span></text:p>
          <text:p text:style-name="P17"><text:span text:style-name="T18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5" draw:text-style-name="P22" draw:layer="layout" svg:width="17.599cm" svg:height="3.023cm" svg:x="7.099cm" svg:y="-0.05cm" presentation:class="title" presentation:user-transformed="true">
          <draw:text-box>
            <text:p text:style-name="P9"><text:span text:style-name="T12">Scalar functions (summary)</text:span></text:p>
          </draw:text-box>
        </draw:frame>
        <draw:frame presentation:style-name="pr6" draw:text-style-name="P3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19">Functions for SCALARs or strings</text:span></text:p>
                <text:list>
                  <text:list-item>
                    <text:p text:style-name="P9"><text:span text:style-name="T7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9"><text:span text:style-name="T19">Numeric functions</text:span></text:p>
                <text:list>
                  <text:list-item>
                    <text:p text:style-name="P9"><text:span text:style-name="T7">abs, atan2, cos, exp, hex, int, log, oct, rand, sin, sqrt, srand</text:span></text:p>
                  </text:list-item>
                </text:list>
              </text:list-item>
              <text:list-item>
                <text:p text:style-name="P9"><text:span text:style-name="T19">Miscellaneous functions</text:span></text:p>
              </text:list-item>
              <text:list-item>
                <text:p text:style-name="P9"><text:span text:style-name="T7">defined, dump, eval, formline, local, my, our, reset, scalar, undef, wantarray</text:span></text:p>
              </text:list-item>
              <text:list-item>
                <text:p text:style-name="P9"><text:span text:style-name="T19">See perlfunc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8" draw:text-style-name="P22" draw:layer="layout" svg:width="22.859cm" svg:height="3.18cm" svg:x="1.27cm" svg:y="0.759cm" presentation:class="title">
          <draw:text-box>
            <text:p text:style-name="P9"><text:span text:style-name="T12">Type casting operations :X :(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C Operators Missing From Perl:</text:p>
                <text:list>
                  <text:list-item>
                    <text:p text:style-name="P9">Type-casting operator</text:p>
                  </text:list-item>
                  <text:list-item>
                    <text:p text:style-name="P9">...</text:p>
                  </text:list-item>
                </text:list>
              </text:list-item>
              <text:list-item>
                <text:p text:style-name="P9">From perlglossary:</text:p>
                <text:list>
                  <text:list-item>
                    <text:p text:style-name="P9">type casting: Converting data from one type to another. C permits this. Perl does not need it. Nor want it.</text:p>
                  </text:list-item>
                </text:list>
              </text:list-item>
              <text:list-item>
                <text:p text:style-name="P9">I hope you have in mind references :)...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References</text:p>
          </draw:text-box>
        </draw:frame>
        <draw:frame presentation:style-name="pr6" draw:text-style-name="P3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<text:span text:style-name="T20">A scallar can also contain a </text:span><text:span text:style-name="T21">reference.</text:span></text:p>
              </text:list-item>
              <text:list-item>
                <text:p text:style-name="P9"><text:span text:style-name="T22">A reference is just a piece of data pointing to another piece of data (anonimous or named).</text:span></text:p>
              </text:list-item>
              <text:list-item>
                <text:p text:style-name="P9"><text:span text:style-name="T22">In Perl, a reference is always a scalar, although the data it refers to may not be</text:span></text:p>
              </text:list-item>
              <text:list-item>
                <text:p text:style-name="P9"><text:span text:style-name="T22">Languages like C and C++ have a feature that's similar to references, called pointers.</text:span></text:p>
              </text:list-item>
              <text:list-item>
                <text:p text:style-name="P9"><text:span text:style-name="T22">Pointers leave interpretation of what's there for the programmer</text:span></text:p>
              </text:list-item>
              <text:list-item>
                <text:p text:style-name="P9"><text:span text:style-name="T22">References only store memory locations for specific, clearly defined data structures – maybe not predefined, but defined nevertheless. </text:span></text:p>
              </text:list-item>
              <text:list-item>
                <text:p text:style-name="P9"><text:span text:style-name="T22">References allow you to leave the arrangement of computer memory to the computer itself.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References</text:p>
          </draw:text-box>
        </draw:frame>
        <draw:frame presentation:style-name="pr10" draw:text-style-name="P13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9">ref EXPR<text:line-break/>ref<text:line-break/><text:span text:style-name="T11">Returns a non-empty string if EXPR is a reference, the empty string otherwise. </text:span></text:p>
                <text:list>
                  <text:list-item>
                    <text:p text:style-name="P32"><text:span text:style-name="T23">If EXPR is not specified, $_ will be used. </text:span></text:p>
                  </text:list-item>
                  <text:list-item>
                    <text:p text:style-name="P32"><text:span text:style-name="T23">The value returned depends on the type of thing the reference is a reference to. </text:span></text:p>
                  </text:list-item>
                  <text:list-item>
                    <text:p text:style-name="P32"><text:span text:style-name="T23">Builtin types include:</text:span><text:span text:style-name="T23"><text:line-break/></text:span><text:span text:style-name="T23">SCALAR, ARRAY, HASH, CODE, REF, GLOB, LVALUE, FORMAT, IO, Regexp</text:span></text:p>
                  </text:list-item>
                  <text:list-item>
                    <text:p text:style-name="P32"><text:span text:style-name="T23">If the referenced object has been </text:span><text:span text:style-name="T24">bless</text:span><text:span text:style-name="T23">ed into a package, then that package name is returned instead.</text:span></text:p>
                  </text:list-item>
                  <text:list-item>
                    <text:p text:style-name="P32"><text:span text:style-name="T23">You can think of </text:span><text:span text:style-name="T24">ref</text:span><text:span text:style-name="T23"> as a typeof operator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Referenc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9">Example<text:line-break/><text:line-break/><text:line-break/><text:line-break/><text:line-break/><text:line-break/></text:p>
              </text:list-item>
              <text:list-item>
                <text:p text:style-name="P9">References will be discussed another time</text:p>
              </text:list-item>
            </text:list>
          </draw:text-box>
        </draw:frame>
        <draw:custom-shape draw:style-name="gr19" draw:text-style-name="P20" draw:layer="layout" svg:width="21.603cm" svg:height="5.657cm" svg:x="1.897cm" svg:y="5.6cm">
          <text:p text:style-name="P17"><text:span text:style-name="T9">use Data::Dumper; <text:s/></text:span></text:p>
          <text:p text:style-name="P17"><text:span text:style-name="T9">my %hash <text:s text:c="2"/>= (me =&gt;'you' );</text:span></text:p>
          <text:p text:style-name="P17"><text:span text:style-name="T9">my @array <text:s/>= ('we',\%hash,['them']);</text:span></text:p>
          <text:p text:style-name="P17"><text:span text:style-name="T9">my $scalar = \@array;</text:span></text:p>
          <text:p text:style-name="P17"><text:span text:style-name="T9">print ref $scalar, $/;</text:span></text:p>
          <text:p text:style-name="P17"><text:span text:style-name="T9">print $scalar,$/;</text:span></text:p>
          <text:p text:style-name="P17"><text:span text:style-name="T9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3.943cm" svg:height="10.66cm" svg:x="2.887cm" svg:y="2.16cm" draw:page-number="2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33"><text:span text:style-name="T5">Scalar data types</text:span></text:p>
          </draw:text-box>
        </draw:frame>
        <draw:frame presentation:style-name="pr11" draw:text-style-name="P35" draw:layer="layout" svg:width="12.801cm" svg:height="3.405cm" svg:x="6.499cm" svg:y="7.523cm" presentation:class="outline" presentation:user-transformed="true">
          <draw:text-box>
            <text:p text:style-name="P34"><text:span text:style-name="T25">Questions?</text:span></text:p>
          </draw:text-box>
        </draw:frame>
        <presentation:notes draw:style-name="dp5">
          <office:forms form:automatic-focus="false" form:apply-design-mode="false"/>
          <draw:page-thumbnail draw:layer="layout" svg:width="14.213cm" svg:height="10.659cm" svg:x="2.756cm" svg:y="2.134cm" draw:page-number="30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59cm" svg:height="3.18cm" svg:x="1.27cm" svg:y="0.759cm" presentation:class="title">
          <draw:text-box>
            <text:p text:style-name="P9">Exercises</text:p>
          </draw:text-box>
        </draw:frame>
        <draw:frame presentation:style-name="pr12" draw:text-style-name="P3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9"><text:span text:style-name="T11">Write a program that converts a given hex digit to decimal and displays it on the screen.</text:span></text:p>
              </text:list-item>
              <text:list-item>
                <text:p text:style-name="P9"><text:span text:style-name="T11">Write <text:s/>a program which displays the absolute of a negative number.</text:span></text:p>
              </text:list-item>
              <text:list-item>
                <text:p text:style-name="P9"><text:span text:style-name="T11">Write a program which removes the last letter from a string (no matter what the string is) and displays the letter on the screen.</text:span></text:p>
              </text:list-item>
              <text:list-item>
                <text:p text:style-name="P9"><text:span text:style-name="T11">Write a program which converts a number to its corresponding character and displays the letter on the screen.</text:span></text:p>
              </text:list-item>
              <text:list-item>
                <text:p text:style-name="P9"><text:span text:style-name="T11">Write a program which prints the string 'Здрасти' 3 times on 3 separate lines using only one print statement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3.943cm" svg:height="10.66cm" svg:x="2.887cm" svg:y="2.16cm" draw:page-number="31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8999996185303pt" style:font-style-asian="normal" style:font-weight-asian="normal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8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presentation:date-time/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presentation:header/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presentation:date-time/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presentation:footer/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27:11</meta:creation-date>
    <dc:creator>Berov </dc:creator>
    <dc:date>2012-09-25T03:31:37</dc:date>
    <meta:editing-cycles>141</meta:editing-cycles>
    <meta:editing-duration>PT18H43M39S</meta:editing-duration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